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1" style:master-page-name="">
      <style:paragraph-properties style:page-number="auto" fo:break-before="page"/>
    </style:style>
    <style:style style:name="P42" style:family="paragraph" style:parent-style-name="Heading_20_1" style:master-page-name="">
      <style:paragraph-properties style:page-number="auto" fo:break-before="page">
        <style:tab-stops/>
      </style:paragraph-properties>
    </style:style>
    <style:style style:name="P43" style:family="paragraph" style:parent-style-name="Heading_20_1" style:master-page-name="">
      <style:paragraph-properties style:page-number="auto" fo:break-before="auto" fo:break-after="auto"/>
    </style:style>
    <style:style style:name="P44" style:family="paragraph" style:parent-style-name="Heading_20_2" style:master-page-name="">
      <style:paragraph-properties style:page-number="auto" fo:break-before="page"/>
    </style:style>
    <style:style style:name="P45" style:family="paragraph" style:parent-style-name="Heading_20_3" style:master-page-name="">
      <style:paragraph-properties style:page-number="auto" fo:break-before="page"/>
    </style:style>
    <style:style style:name="P46"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1"/>
    <style:style style:name="P77" style:family="paragraph" style:parent-style-name="Text_20_body" style:list-style-name="L32"/>
    <style:style style:name="P78" style:family="paragraph" style:parent-style-name="Text_20_body" style:list-style-name="L34"/>
    <style:style style:name="P79" style:family="paragraph" style:parent-style-name="Text_20_body" style:list-style-name="L35"/>
    <style:style style:name="P80" style:family="paragraph" style:parent-style-name="Text_20_body" style:list-style-name="L22">
      <style:paragraph-properties fo:margin-left="1.251cm" fo:margin-right="0cm" fo:text-indent="0cm" style:auto-text-indent="false"/>
    </style:style>
    <style:style style:name="P81" style:family="paragraph" style:parent-style-name="Text_20_body" style:list-style-name="L27">
      <style:paragraph-properties fo:margin-left="1.251cm" fo:margin-right="0cm" fo:text-indent="0cm" style:auto-text-indent="false"/>
    </style:style>
    <style:style style:name="P82" style:family="paragraph" style:parent-style-name="Text_20_body" style:list-style-name="L33">
      <style:paragraph-properties fo:margin-left="2.205cm" fo:margin-right="0cm" fo:text-indent="0cm" style:auto-text-indent="fals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ent-style-name="hlp_5f_tag" style:list-style-name="hlp_5f_tag"/>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6" style:family="paragraph">
      <style:paragraph-properties fo:text-align="start"/>
      <style:text-properties style:text-line-through-style="none" style:font-name="Arial4" fo:font-size="10pt" fo:font-style="normal" style:text-underline-style="none" fo:font-weight="normal"/>
    </style:style>
    <style:style style:name="P87" style:family="paragraph">
      <style:paragraph-properties fo:text-align="center"/>
      <style:text-properties style:text-line-through-style="none" style:font-name="Arial4" fo:font-size="11pt" fo:font-style="normal" style:text-underline-style="none" fo:font-weight="normal"/>
    </style:style>
    <style:style style:name="P88"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style:use-window-font-color="true" style:font-name="Bitstream Vera Sans" fo:font-size="10pt" fo:language="zxx" fo:country="none" style:text-underline-style="none" fo:font-weight="normal" fo:background-color="transparent" loext:char-shading-value="0"/>
    </style:style>
    <style:style style:name="T22" style:family="text">
      <style:text-properties fo:background-color="#ffcc99" loext:char-shading-value="0"/>
    </style:style>
    <style:style style:name="T23" style:family="text">
      <style:text-properties fo:color="#000000"/>
    </style:style>
    <style:style style:name="T24"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curly_de-CH-3.2.2.oxt&#13;Update file created : curly_de-CH.update.xml&#13;&#13;06.04.2021 16:22:24&#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curly_de-CH-A-3.2.2.oxt&#13;Update file created : curly_de-CH-A.update.xml&#13;&#13;06.04.2021 16:22:30&#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curly_de-CH-L-3.2.2.oxt&#13;Update file created : curly_de-CH-L.update.xml&#13;&#13;06.04.2021 16:22:35&#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tools eExtension : <text:file-name text:display="name">curly_de-CH</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845284828366876092"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4"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4213086633273084068" text:style-name="L2">
        <text:list-item>
          <text:p text:style-name="P48">Version 2.1.2 :</text:p>
        </text:list-item>
      </text:list>
      <text:list xml:id="list3732006268328845189" text:style-name="L3">
        <text:list-item>
          <text:list>
            <text:list-item>
              <text:p text:style-name="P49">Localized help : resolved non-functional hyperlink due to API incompatibility introduced by Apache OpenOffice 4.1 (and LibreOffice 4.0).</text:p>
            </text:list-item>
          </text:list>
        </text:list-item>
      </text:list>
      <text:list xml:id="list36436444" text:continue-list="list4213086633273084068" text:style-name="L2">
        <text:list-item>
          <text:p text:style-name="P48">Version 2.1.1 :</text:p>
        </text:list-item>
      </text:list>
      <text:list xml:id="list3031717130708388301" text:style-name="L4">
        <text:list-item>
          <text:list>
            <text:list-item>
              <text:p text:style-name="P50">Documentation chapter 3.7.10 <text:span text:style-name="InstructionMacro">setMergePoint</text:span>, the list of commands for Arg2 was incorrect.</text:p>
            </text:list-item>
            <text:list-item>
              <text:p text:style-name="P50">Example in module Template7 had an incorrect argument Arg3 in <text:span text:style-name="InstructionMacro">setMergePoint</text:span>.</text:p>
            </text:list-item>
            <text:list-item>
              <text:p text:style-name="P50">When creating an hyperlink in a help page, the keyword (internal, external, etc) is now recognized in any character case.</text:p>
            </text:list-item>
            <text:list-item>
              <text:p text:style-name="P50">Creation of localized help, hyperlink to an existing OpenOffice help page : the address of a help page displayed by the macro was incorrect when the page was found by a help search.</text:p>
            </text:list-item>
          </text:list>
        </text:list-item>
      </text:list>
      <text:list xml:id="list36443587" text:continue-list="list36436444" text:style-name="L2">
        <text:list-item>
          <text:p text:style-name="P48">Version 2.1.0 :</text:p>
        </text:list-item>
      </text:list>
      <text:list xml:id="list4005217273054674564" text:style-name="L5">
        <text:list-item>
          <text:list>
            <text:list-item>
              <text:p text:style-name="P51">An extension can define several toolbars (instead of only one).</text:p>
            </text:list-item>
            <text:list-item>
              <text:p text:style-name="P51">The list of Application contexts is revised, see chapter 3.5.</text:p>
            </text:list-item>
            <text:list-item>
              <text:p text:style-name="P51">The argument of <text:span text:style-name="InstructionMacro">beginMergeInstruction</text:span> becomes mandatory.</text:p>
            </text:list-item>
          </text:list>
        </text:list-item>
      </text:list>
      <text:list xml:id="list36437749" text:continue-list="list36443587" text:style-name="L2">
        <text:list-item>
          <text:p text:style-name="P48">Version 2.0.0 :</text:p>
        </text:list-item>
      </text:list>
      <text:list xml:id="list9149780021420378116" text:style-name="L6">
        <text:list-item>
          <text:list>
            <text:list-item>
              <text:p text:style-name="P5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2"><text:s/>As a consequence of above, block <text:span text:style-name="InstructionMacro">Dependencies</text:span> and instruction <text:span text:style-name="InstructionMacro">setOOoDependency</text:span> are suppressed.</text:p>
            </text:list-item>
            <text:list-item>
              <text:p text:style-name="P52">Arg3 of <text:span text:style-name="InstructionMacro">beginDescription</text:span> is no longer used.</text:p>
            </text:list-item>
            <text:list-item>
              <text:p text:style-name="P52">Syntax of Block <text:span text:style-name="InstructionMacro">UpdateInformation</text:span> and instruction <text:span text:style-name="InstructionMacro">setUpdateSource</text:span> have changed.</text:p>
            </text:list-item>
            <text:list-item>
              <text:p text:style-name="P52">Syntax of instruction <text:span text:style-name="InstructionMacro">setLicense</text:span> has changed.</text:p>
            </text:list-item>
            <text:list-item>
              <text:p text:style-name="P52">Some obsolete extension features are no longer supported. Compiled extensions now need OpenOffice.org version 2.4 or more recent (LibreOffice, Apache OpenOffice).</text:p>
            </text:list-item>
            <text:list-item>
              <text:p text:style-name="P52">Macros of this document are now published under Apache License version 2.0.</text:p>
            </text:list-item>
          </text:list>
        </text:list-item>
      </text:list>
      <text:list xml:id="list36460768" text:continue-list="list36437749" text:style-name="L2">
        <text:list-item>
          <text:p text:style-name="P48">Version 1.5.3 :</text:p>
        </text:list-item>
      </text:list>
      <text:list xml:id="list2800723405112622676" text:style-name="L7">
        <text:list-item>
          <text:list>
            <text:list-item>
              <text:p text:style-name="P53">Help pages containing an hyperlink to an OpenOffice help page : a macro provides now the address of the page. See explanations at <text:span text:style-name="T8">Page7 : Hyperlinks</text:span>.</text:p>
            </text:list-item>
            <text:list-item>
              <text:p text:style-name="P53">The license examples are purged from the directives for use which are not part of the license itself.</text:p>
            </text:list-item>
            <text:list-item>
              <text:p text:style-name="P53">Following OpenOffice changes, text «notes<text:span text:style-name="T23">»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5798636694828874785" text:style-name="L8">
        <text:list-item>
          <text:p text:style-name="P54">Basic library Standard, Module1 : your instruction inside the Sub myExtension</text:p>
        </text:list-item>
        <text:list-item>
          <text:p text:style-name="P54"><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4">Localized <text:a xlink:type="simple" xlink:href="#6.4.2.Help pages for ExtensionCompiler|outline" text:style-name="Internet_20_link" text:visited-style-name="Visited_20_Internet_20_Link">help text pages and trees</text:a>.</text:p>
        </text:list-item>
      </text:list>
      <text:h text:style-name="P4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curly_de-CH</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3">» and compile again to create another oxt file to install «</text:span> For all users », distinguished by a suffix <text:span text:style-name="InstructionMacro">-s</text:span> (for share).</text:p>
      <text:h text:style-name="P44"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86" svg:width="0.802cm" svg:height="0.451cm" svg:x="2.3cm" svg:y="0.199cm" draw:control="control1"/><draw:control text:anchor-type="paragraph" draw:z-index="4" draw:style-name="gr1" draw:text-style-name="P86"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86" svg:width="0.802cm" svg:height="0.451cm" svg:x="2.304cm" svg:y="0.199cm" draw:control="control3"/><draw:control text:anchor-type="paragraph" draw:z-index="6" draw:style-name="gr1" draw:text-style-name="P86" svg:width="9cm" svg:height="0.451cm" svg:x="3.6cm" svg:y="0.196cm" draw:control="control4"/>To version</text:p>
      <text:p text:style-name="Frame_20_contents"/>
      <text:p text:style-name="Frame_20_contents"/>
      <text:p text:style-name="Frame_20_contents"><draw:control text:anchor-type="paragraph" draw:z-index="7" draw:style-name="gr1" draw:text-style-name="P87" svg:width="8.362cm" svg:height="0.689cm" svg:x="3.621cm" svg:y="0.252cm" draw:control="control5"/></text:p>
      <text:p text:style-name="Frame_20_contents"/>
      <text:p text:style-name="P34">Compilation results</text:p>
      <text:p text:style-name="P34"><draw:control text:anchor-type="paragraph" draw:z-index="8" draw:style-name="gr1" draw:text-style-name="P88"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5"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86" svg:width="0.802cm" svg:height="0.451cm" svg:x="2.33cm" svg:y="0.199cm" draw:control="control6"/><draw:control text:anchor-type="paragraph" draw:z-index="11" draw:style-name="gr1" draw:text-style-name="P86"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86" svg:width="0.802cm" svg:height="0.451cm" svg:x="2.33cm" svg:y="0.199cm" draw:control="control8"/><draw:control text:anchor-type="paragraph" draw:z-index="13" draw:style-name="gr1" draw:text-style-name="P86"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87"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88"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5"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86" svg:width="0.802cm" svg:height="0.451cm" svg:x="2.33cm" svg:y="0.199cm" draw:control="control11"/><draw:control text:anchor-type="paragraph" draw:z-index="18" draw:style-name="gr1" draw:text-style-name="P86"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87"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88" svg:width="14.001cm" svg:height="4.001cm" svg:x="0.4cm" svg:y="0.459cm" draw:control="control16"/></text:p>
      <text:p text:style-name="Frame_20_contents"/>
     </draw:text-box>
    </draw:frame></text:p>
      <text:h text:style-name="P4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5672751623605049441" text:style-name="L9">
        <text:list-item>
          <text:p text:style-name="P55">Description</text:p>
        </text:list-item>
        <text:list-item>
          <text:p text:style-name="P55">Annexes</text:p>
        </text:list-item>
        <text:list-item>
          <text:p text:style-name="P5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4880946854639110819" text:style-name="L10">
        <text:list-item>
          <text:p text:style-name="P56">Script libraries (Basic, JavaScript, Python, etc) or Dialog libraries, or other non-component libraries,</text:p>
        </text:list-item>
        <text:list-item>
          <text:p text:style-name="P56">shared component libraries,</text:p>
        </text:list-item>
        <text:list-item>
          <text:p text:style-name="P5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5463392986834782302" text:style-name="L11">
        <text:list-item>
          <text:p text:style-name="P5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2420319750461039314" text:style-name="L12">
        <text:list-item text:start-value="1">
          <text:p text:style-name="P58">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7">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5"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699535296444508153" text:style-name="L13">
        <text:list-item>
          <text:p text:style-name="P59">A Feed file contains the internet addresses for one or more Update Information files (each for an extension).</text:p>
        </text:list-item>
        <text:list-item>
          <text:p text:style-name="P59">The Update Information File mainly contains dependency information about the new version, and :</text:p>
        </text:list-item>
      </text:list>
      <text:list xml:id="list3415331412166400074" text:style-name="L14">
        <text:list-item>
          <text:p text:style-name="P60">either the internet address to download the new version of the extension</text:p>
        </text:list-item>
        <text:list-item>
          <text:p text:style-name="P6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7165980769036376230" text:style-name="L15">
        <text:list-item text:start-value="1">
          <text:p text:style-name="P6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4"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8141429578707239594" text:style-name="L16">
        <text:list-item>
          <text:p text:style-name="P62">Arg1 : <text:span text:style-name="InstructionMacro">String</text:span> : mandatory : <text:span text:style-name="InstructionMacro">"File"</text:span> or <text:span text:style-name="InstructionMacro">"Schema"</text:span></text:p>
        </text:list-item>
        <text:list-item>
          <text:p text:style-name="P6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732831157461321775" text:style-name="L17">
        <text:list-item>
          <text:p text:style-name="P63">Arg1 : <text:span text:style-name="InstructionMacro">String</text:span> : mandatory, type of control used for the button</text:p>
        </text:list-item>
      </text:list>
      <text:list xml:id="list5855730444411700947" text:style-name="L18">
        <text:list-item>
          <text:p text:style-name="P6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5458795717102247091" text:style-name="L19">
        <text:list-item>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305405231772917862" text:style-name="L20">
        <text:list-item text:start-value="1">
          <text:p text:style-name="P6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6">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6">Arg1 : <text:span text:style-name="InstructionMacro">String</text:span> : mandatory ; URL path to an image file ; the path is relative to the extension folder.</text:p>
        </text:list-item>
        <text:list-item text:start-value="1">
          <text:p text:style-name="P6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5050445631127630073" text:style-name="L21">
        <text:list-item>
          <text:p text:style-name="P6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8697547030498355287" text:style-name="L22">
        <text:list-item>
          <text:p text:style-name="P6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0">if at installation, no license is appropriate for the locale, the first license is displayed.</text:p>
        </text:list-item>
        <text:list-item>
          <text:p text:style-name="P6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7">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7">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8822574765080378348" text:style-name="L23">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9">Arg1 : <text:span text:style-name="InstructionMacro">String</text:span> : mandatory ; property name</text:p>
        </text:list-item>
        <text:list-item>
          <text:p text:style-name="P6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publisher.</text:p>
        </text:list-item>
        <text:list-item>
          <text:p text:style-name="P6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4548345887950466831" text:style-name="L24">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4620464599304692154"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5457859083346510810" text:style-name="L26">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9199780609639100592" text:style-name="L27">
        <text:list-item>
          <text:p text:style-name="P72">Arg1 : <text:span text:style-name="InstructionMacro">String</text:span> : how to find the update.xml file</text:p>
        </text:list-item>
        <text:list-item>
          <text:p text:style-name="P81"><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1"><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81"><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1"><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7778813558725062064" text:style-name="L28">
        <text:list-item>
          <text:p text:style-name="P73">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3">Arg2 : <text:span text:style-name="InstructionMacro">String</text:span> : the library name (which is also the name of the folder containing the Basic library).</text:p>
        </text:list-item>
        <text:list-item>
          <text:p text:style-name="P73">Arg3 : <text:span text:style-name="InstructionMacro">String</text:span> : the name of the module containing the macro.</text:p>
        </text:list-item>
        <text:list-item>
          <text:p text:style-name="P73">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2054335436658722328" text:style-name="L29">
        <text:list-item>
          <text:p text:style-name="P74">Arg1 : <text:span text:style-name="InstructionMacro">String</text:span> : <text:span text:style-name="InstructionMacro">"BeanShell"</text:span></text:p>
        </text:list-item>
        <text:list-item>
          <text:p text:style-name="P74">Arg2 : <text:span text:style-name="InstructionMacro">String</text:span> : the library name (which is also the name of the folder containing the BeanShell library).</text:p>
        </text:list-item>
        <text:list-item>
          <text:p text:style-name="P74">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4531595272237429396" text:style-name="L30">
        <text:list-item>
          <text:p text:style-name="P75">Arg1 : <text:span text:style-name="InstructionMacro">String</text:span> : <text:span text:style-name="InstructionMacro">"JavaScript"</text:span></text:p>
        </text:list-item>
        <text:list-item>
          <text:p text:style-name="P75">Arg2 : <text:span text:style-name="InstructionMacro">String</text:span> : the library name (which is also the name of the folder containing the JavaScript library).</text:p>
        </text:list-item>
        <text:list-item>
          <text:p text:style-name="P75">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478143992064956933" text:style-name="L31">
        <text:list-item>
          <text:p text:style-name="P76">Arg1 : <text:span text:style-name="InstructionMacro">String</text:span> : <text:span text:style-name="InstructionMacro">"Java"</text:span></text:p>
        </text:list-item>
        <text:list-item>
          <text:p text:style-name="P76">Arg2 : <text:span text:style-name="InstructionMacro">String</text:span> : the library name (which is also the name of the folder containing the Java library).</text:p>
        </text:list-item>
        <text:list-item>
          <text:p text:style-name="P76">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6">Arg1 : <text:span text:style-name="InstructionMacro">String</text:span> : <text:span text:style-name="InstructionMacro">"Python"</text:span></text:p>
        </text:list-item>
        <text:list-item>
          <text:p text:style-name="P76">Arg2 : <text:span text:style-name="InstructionMacro">String</text:span> : the path to the Python file, relative to the extension folder</text:p>
        </text:list-item>
        <text:list-item>
          <text:p text:style-name="P76">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6689285548861003977" text:style-name="L32">
        <text:list-item>
          <text:p text:style-name="P77">Arg1 : <text:span text:style-name="InstructionMacro">String</text:span> : ""</text:p>
        </text:list-item>
        <text:list-item>
          <text:p text:style-name="P77">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1523203066809451717"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2"><text:span text:style-name="InstructionMacro">"Basic"</text:span> : folder containing the Basic Library (code and dialog modules)</text:p>
        </text:list-item>
        <text:list-item>
          <text:p text:style-name="P82"><text:span text:style-name="InstructionMacro">"Dialog"</text:span> : folder containing the Dialog Library (dialog modules only)</text:p>
        </text:list-item>
        <text:list-item>
          <text:p text:style-name="P82"><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2"><text:span text:style-name="InstructionMacro">"Python"</text:span> : folder containing the python file(s) containing the script(s)</text:p>
        </text:list-item>
        <text:list-item>
          <text:p text:style-name="P82"><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7878600304371374592" text:style-name="L34">
        <text:list-item>
          <text:p text:style-name="P78">first create the library in My Macros with the user interface, and test your routines ;</text:p>
        </text:list-item>
        <text:list-item>
          <text:p text:style-name="P78">copy the folder that OOo created from your <text:span text:style-name="InstructionMacro">user/</text:span> folder to your extension folder ; for Basic, use the « Export as Basic library » facility</text:p>
        </text:list-item>
        <text:list-item>
          <text:p text:style-name="P78">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6">Arg1 : <text:span text:style-name="InstructionMacro">String</text:span> : begins with <text:span text:style-name="InstructionMacro">"media-type="</text:span> followed by the complete media type string</text:p>
        </text:list-item>
        <text:list-item>
          <text:p text:style-name="P76">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1" text:outline-level="1"><text:bookmark-start text:name="__RefHeading__78142_325084090"/>Data used by extension <text:file-name text:display="name">curly_de-CH</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curly (de-CH)</text:p>
      <text:p text:style-name="tooltipText"/>
      <text:p text:style-name="tooltipLang"><text:bookmark-start text:name="__RefHeading__44467_325084090"/>Tooltip de<text:bookmark-end text:name="__RefHeading__44467_325084090"/></text:p>
      <text:p text:style-name="descrText">curly (de-CH) </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Description en</text:p>
      <text:p text:style-name="descrText">Smart quotes, typographical apostrophes, ellipses and so on. </text:p>
      <text:p text:style-name="descrText"><text:soft-page-break/><text:s/>Adds a toolbar and a submenu in the "Format" menu.</text:p>
      <text:p text:style-name="descrLang"><text:bookmark-start text:name="__RefHeading__78156_325084090"/>Description fr<text:bookmark-end text:name="__RefHeading__78156_325084090"/></text:p>
      <text:p text:style-name="descrText">Citations intelligentes, apostrophes typographiques, ellipses, etc.</text:p>
      <text:p text:style-name="descrText">Ajoute une barre d'outils et un sous-menu dans le menu "Format".</text:p>
      <text:p text:style-name="descrLang">Description de</text:p>
      <text:p text:style-name="descrText">Typographische Anführungszeichen, Apostrophe, Ellipsen und so weiter.</text:p>
      <text:p text:style-name="descrText"><text:s/>Fügt eine Symbolleiste und ein Untermenü im Menü "Format" hinzu.</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5082030128993670455" text:style-name="L35">
        <text:list-item>
          <text:p text:style-name="P79">Create a Writer file containing the licenses (possibly in several languages). You can of course have a Table of Contents and use formatting. </text:p>
        </text:list-item>
        <text:list-item>
          <text:p text:style-name="P79">In order to provide a read-only text, convert the Writer file to PDF and store the PDF in the folder dedicated to your extension. </text:p>
        </text:list-item>
        <text:list-item>
          <text:p text:style-name="P79">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1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1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6943145490727803759"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828470877654848453"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6981311766084066753"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6464175"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9064307512901484368"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8382142664431959012"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5609233293466782029"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68</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69</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70</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70</dc:date>
     <text:p>internal</text:p>
     <text:p>Page2</text:p>
     <text:p/>
    </office:annotation>Paragraph styles</text:p>
      <text:p text:style-name="P28"><office:annotation>
     <dc:creator>BM</dc:creator>
     <dc:date>2008-03-13T00:00:00.70</dc:date>
     <text:p>internal</text:p>
     <text:p>Page7</text:p>
     <text:p/>
    </office:annotation>Hyperlinks</text:p>
      <text:p text:style-name="hlp_5f_paragraph"><text:span text:style-name="T14"><office:annotation>
      <dc:creator>BM</dc:creator>
      <dc:date>2008-03-13T00:00:00.70</dc:date>
      <text:p>internal</text:p>
      <text:p>Page3</text:p>
      <text:p/>
     </office:annotation></text:span><text:span text:style-name="T14">Text formatting</text:span></text:p>
      <text:p text:style-name="P28"><office:annotation>
     <dc:creator>BM</dc:creator>
     <dc:date>2008-03-26T00:00:00.70</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70</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70</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71</dc:date>
     <text:p>external</text:p>
     <text:p>text/swriter/main0210.xhp</text:p>
     <text:p/>
    </office:annotation><text:span text:style-name="T14">Preview topic</text:span> </text:p>
      <text:p text:style-name="hlp_5f_paragraph">This hyperlink displays <text:s/><office:annotation>
     <dc:creator>BM</dc:creator>
     <dc:date>2008-03-15T00:00:00.71</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6445062" text:continue-list="list6943145490727803759"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6445147" text:continue-list="list36464175"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72</dc:date>
     <text:p text:style-name="P85"><text:span text:style-name="T24">image</text:span></text:p>
     <text:p text:style-name="P85"><text:span text:style-name="T24">Images/Help/dontfeedtrolls.gif</text:span></text:p>
     <text:p text:style-name="P85"><text:span text:style-name="T24">icon</text:span></text:p>
     <text:p text:style-name="P85"><text:span text:style-name="T24"/></text:p>
    </office:annotation> within a text.</text:p>
      <text:p text:style-name="hlp_5f_paragraph"><text:line-break/><text:line-break/>Now a bigger image in a blank line.</text:p>
      <text:p text:style-name="hlp_5f_paragraph"><office:annotation>
     <dc:creator>Bernard Marcelly</dc:creator>
     <dc:date>2009-01-24T10:50:50.72</dc:date>
     <text:p text:style-name="P85"><text:span text:style-name="T24">image</text:span></text:p>
     <text:p text:style-name="P85"><text:span text:style-name="T24">Images/Help/sailingShip.wmf</text:span></text:p>
     <text:p text:style-name="P85"><text:span text:style-name="T24">Old sailing ship</text:span></text:p>
     <text:p text:style-name="P85"><text:span text:style-name="T24"/></text:p>
    </office:annotation></text:p>
      <text:p text:style-name="hlp_5f_paragraph"/>
      <text:p text:style-name="hlp_5f_paragraph"><text:line-break/><text:line-break/>Finally an image<office:annotation>
     <dc:creator>Bernard Marcelly</dc:creator>
     <dc:date>2009-01-24T20:53:22.72</dc:date>
     <text:p text:style-name="P85"><text:span text:style-name="T24">imageOOo</text:span></text:p>
     <text:p text:style-name="P85"><text:span text:style-name="T24">sd/res/get1obj.png</text:span></text:p>
    </office:annotation> from OpenOffice resources</text:p>
      <text:p text:style-name="hlp_5f_page">Page10 : Creating the Help tree</text:p>
      <text:list xml:id="list36459814" text:continue-list="list36445062"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curly_de-CH</text:file-name><text:bookmark-end text:name="__RefHeading__78180_325084090"/></text:h>
      <text:p text:style-name="Standard"/>
      <text:p text:style-name="Text_20_body">(See next page)</text:p>
      <text:p text:style-name="helpLang"><text:bookmark-start text:name="__RefHeading__78182_3250840901"/>Help en<text:bookmark-end text:name="__RefHeading__78182_3250840901"/></text:p>
      <text:p text:style-name="hlp_5f_page">Page1 : "curly quotes" help</text:p>
      <text:list xml:id="list36464861" text:continue-list="list36459814" text:style-name="hlp_5f_tag">
        <text:list-item>
          <text:p text:style-name="hlp_5f_tag">Index Writer = Curly quotes;conventions</text:p>
        </text:list-item>
        <text:list-item>
          <text:p text:style-name="hlp_5f_tag">Index = Apostrophe | Dash | Dialog | Quotation mark | Quote</text:p>
        </text:list-item>
        <text:list-item>
          <text:p text:style-name="P84">setURL("", "org.peter88213.curly_de-CH:H001") = Click this button please – Contextual help : Conventions</text:p>
        </text:list-item>
      </text:list>
      <text:p text:style-name="hlp_5f_paragraph"/>
      <text:p text:style-name="hlp_5f_head1">“Curly quotes” conversion for LibreOffice and OpenOffice</text:p>
      <text:p text:style-name="hlp_5f_head2"><text:bookmark text:name="conventions"/>Conventions</text:p>
      <text:p text:style-name="hlp_5f_head3"><text:bookmark text:name="definitions"/>Definitions</text:p>
      <text:list xml:id="list36463528" text:continue-list="list36445147" text:style-name="hlp_5f_list_5f_dot">
        <text:list-item>
          <text:p text:style-name="hlp_5f_list_5f_dot"><text:span text:style-name="hlp_5f_emph">Typewriter style:</text:span> The text consists of the characters of the typewriter keyboard.</text:p>
        </text:list-item>
        <text:list-item>
          <text:p text:style-name="hlp_5f_list_5f_dot"><text:span text:style-name="hlp_5f_emph">Language style:</text:span> The text contains typographical characters according to country-specific punctuation rules.</text:p>
        </text:list-item>
      </text:list>
      <text:p text:style-name="hlp_5f_head3"><text:bookmark text:name="apostrophes"/>Apostrophes</text:p>
      <text:list xml:id="list36451176" text:continue-numbering="true" text:style-name="hlp_5f_list_5f_dot">
        <text:list-item>
          <text:p text:style-name="hlp_5f_list_5f_dot">In order to avoid confusion with single quotes, it is advised to substitute leading or trailing apostrophes by a number sign (#) when typing.</text:p>
        </text:list-item>
        <text:list-item>
          <text:p text:style-name="hlp_5f_list_5f_dot">Number signs (#) will be replaced with apostrophes when converting from typewriter style to a language style.</text:p>
        </text:list-item>
        <text:list-item>
          <text:p text:style-name="hlp_5f_list_5f_dot">When converting from a language style to typewriter style, apostrophes might be replaced automatically with number signs (#).</text:p>
        </text:list-item>
      </text:list>
      <text:p text:style-name="hlp_5f_head3"><text:bookmark text:name="dashes"/>Dashes</text:p>
      <text:list xml:id="list36445687" text:continue-numbering="true" text:style-name="hlp_5f_list_5f_dot">
        <text:list-item>
          <text:p text:style-name="hlp_5f_list_5f_dot">In order to avoid confusion with hyphens, it is advised to substitute dashes by double hyphens (--) when typing.</text:p>
        </text:list-item>
        <text:list-item>
          <text:p text:style-name="hlp_5f_list_5f_dot">Double hyphens (--) will be replaced with dashes when converting from typewriter style to a language style.</text:p>
        </text:list-item>
        <text:list-item>
          <text:p text:style-name="hlp_5f_list_5f_dot">When converting from a language style to typewriter style, dashes might be replaced automatically with double hyphens (--).</text:p>
        </text:list-item>
      </text:list>
      <text:p text:style-name="hlp_5f_head3"><text:bookmark text:name="dialog-view"/>Dialog view</text:p>
      <text:list xml:id="list36454993" text:continue-numbering="true" text:style-name="hlp_5f_list_5f_dot">
        <text:list-item>
          <text:p text:style-name="hlp_5f_list_5f_dot">Dialog view is only possible in a language style.</text:p>
        </text:list-item>
        <text:list-item>
          <text:p text:style-name="hlp_5f_list_5f_dot">When going back from Dialog view to normal view, the whole document’s font colour is set to black.</text:p>
        </text:list-item>
      </text:list>
      <text:p text:style-name="hlp_5f_head3"><text:bookmark text:name="other-languages"/>Other languages</text:p>
      <text:list xml:id="list36443358" text:continue-numbering="true" text:style-name="hlp_5f_list_5f_dot">
        <text:list-item>
          <text:p text:style-name="hlp_5f_list_5f_dot">You can install several language variants in parallel. Use the exchange format to convert quotation marks between different languages.</text:p>
        </text:list-item>
        <text:list-item>
          <text:p text:style-name="hlp_5f_list_5f_dot">Conversion th the exchange format is only possible from a language style.</text:p>
        </text:list-item>
      </text:list>
      <text:p text:style-name="hlp_5f_paragraph"/>
      <text:p text:style-name="hlp_5f_tree"><text:soft-page-break/>node = “Curly quotes” extension help</text:p>
      <text:p text:style-name="hlp_5f_tree"><text:tab/>page = Page1 = Conventions</text:p>
      <text:p text:style-name="hlp_5f_tree">/node</text:p>
      <text:p text:style-name="hlp_5f_paragraph"/>
      <text:p text:style-name="helpLang">Help fr</text:p>
      <text:p text:style-name="hlp_5f_page">Page1 : "curly quotes" aide</text:p>
      <text:list xml:id="list36461400" text:continue-list="list36464861" text:style-name="hlp_5f_tag">
        <text:list-item>
          <text:p text:style-name="P84">Index Writer = <text:span text:style-name="T21">Guillemets</text:span>;conventions</text:p>
        </text:list-item>
        <text:list-item>
          <text:p text:style-name="P84">Index = Apostrophe | <text:span text:style-name="T21">Tiret</text:span> | Dialogue | <text:span text:style-name="T21">Guillemet</text:span></text:p>
        </text:list-item>
        <text:list-item>
          <text:p text:style-name="P84">setURL("", "org.peter88213.curly_de-CH:H001") = Click this button please – Contextual help : Conventions</text:p>
        </text:list-item>
      </text:list>
      <text:p text:style-name="hlp_5f_head1">Conversion des guillemets pour LibreOffice et OpenOffice</text:p>
      <text:p text:style-name="hlp_5f_head2"><text:bookmark text:name="conventions1"/>Conventions</text:p>
      <text:p text:style-name="hlp_5f_head3"><text:bookmark text:name="définitions"/>Définitions</text:p>
      <text:list xml:id="list36443834" text:continue-list="list36443358" text:style-name="hlp_5f_list_5f_dot">
        <text:list-item>
          <text:p text:style-name="hlp_5f_list_5f_dot"><text:span text:style-name="hlp_5f_emph">Style de la machine à écrire:</text:span> Le texte est constitué des caractères du clavier de la machine à écrire.</text:p>
        </text:list-item>
        <text:list-item>
          <text:p text:style-name="hlp_5f_list_5f_dot"><text:span text:style-name="hlp_5f_emph">Style de langue:</text:span> Le texte contient des caractères typographiques selon les règles de ponctuation propres à chaque pays.</text:p>
        </text:list-item>
      </text:list>
      <text:p text:style-name="hlp_5f_head3"><text:bookmark text:name="des-apostrophes"/>Des apostrophes</text:p>
      <text:list xml:id="list36445335" text:continue-numbering="true" text:style-name="hlp_5f_list_5f_dot">
        <text:list-item>
          <text:p text:style-name="hlp_5f_list_5f_dot">Afin d’éviter toute confusion avec les guillemets simples, il est conseillé de remplacer les apostrophes de tête ou de queue par un croisillon (#) lorsque vous tapez.</text:p>
        </text:list-item>
        <text:list-item>
          <text:p text:style-name="hlp_5f_list_5f_dot">Les croisillons (#) seront remplacés par des apostrophes lors de la conversion du style de la machine à écrire en style de langue .</text:p>
        </text:list-item>
        <text:list-item>
          <text:p text:style-name="hlp_5f_list_5f_dot">Lors de la conversion d’un style de langue en style de machine à écrire , les apostrophes peuvent être remplacées automatiquement par des croisillons (#).</text:p>
        </text:list-item>
      </text:list>
      <text:p text:style-name="hlp_5f_head3"><text:bookmark text:name="des-tirets"/>Des tirets</text:p>
      <text:list xml:id="list36435361" text:continue-numbering="true" text:style-name="hlp_5f_list_5f_dot">
        <text:list-item>
          <text:p text:style-name="hlp_5f_list_5f_dot">Afin d’éviter toute confusion avec les traits d’union, il est conseillé de remplacer les tirets par des doubles traits d’union (--) lorsque vous tapez.</text:p>
        </text:list-item>
        <text:list-item>
          <text:p text:style-name="hlp_5f_list_5f_dot">Les doubles traits d’union (--) seront remplacés par des tirets lors de la conversion du style de la machine à écrire en style de langue .</text:p>
        </text:list-item>
        <text:list-item>
          <text:p text:style-name="hlp_5f_list_5f_dot">Lors de la conversion d’un “style de langue” en style de machine à écrire, les tirets peuvent être remplacés automatiquement par des doubles tirets (--).</text:p>
        </text:list-item>
      </text:list>
      <text:p text:style-name="hlp_5f_head3"><text:bookmark text:name="vue-dialogue"/>Vue dialogue</text:p>
      <text:list xml:id="list36450961" text:continue-numbering="true" text:style-name="hlp_5f_list_5f_dot">
        <text:list-item>
          <text:p text:style-name="hlp_5f_list_5f_dot">Vue dialogue n’est possible que dans un style de langue.</text:p>
        </text:list-item>
        <text:list-item>
          <text:p text:style-name="hlp_5f_list_5f_dot">Lorsque l’on passe de la Vue dialogue à la Vue normale, la couleur de la police de l’ensemble du document est réglée sur le noir.</text:p>
        </text:list-item>
      </text:list>
      <text:p text:style-name="hlp_5f_head3"><text:bookmark text:name="autres-langues"/>Autres langues</text:p>
      <text:list xml:id="list36457418" text:continue-numbering="true" text:style-name="hlp_5f_list_5f_dot">
        <text:list-item>
          <text:p text:style-name="hlp_5f_list_5f_dot">Vous pouvez installer plusieurs variantes linguistiques en parallèle. Utilisez le format d’échange pour convertir <text:soft-page-break/>les guillemets entre les différentes langues.</text:p>
        </text:list-item>
        <text:list-item>
          <text:p text:style-name="hlp_5f_list_5f_dot">La conversion du format d’échange n’est possible qu’à partir d’un style de langue.</text:p>
        </text:list-item>
      </text:list>
      <text:p text:style-name="hlp_5f_paragraph"/>
      <text:p text:style-name="hlp_5f_paragraph"/>
      <text:p text:style-name="hlp_5f_tree">node = “Curly quotes” extension help</text:p>
      <text:p text:style-name="hlp_5f_tree"><text:tab/>page = Page1 = Conventions</text:p>
      <text:p text:style-name="hlp_5f_tree">/node</text:p>
      <text:p text:style-name="hlp_5f_paragraph"/>
      <text:p text:style-name="helpLang">Help de</text:p>
      <text:p text:style-name="hlp_5f_page">Page1 : Anführungszeichen Hilfe</text:p>
      <text:list xml:id="list36460401" text:continue-list="list36461400" text:style-name="hlp_5f_tag">
        <text:list-item>
          <text:p text:style-name="P84">Index Writer = <text:span text:style-name="T21">Anführungszeichen</text:span>;Konventionen</text:p>
        </text:list-item>
        <text:list-item>
          <text:p text:style-name="P84">Index = Apostroph | <text:span text:style-name="T21">Gedankenstrich</text:span> | <text:span text:style-name="T21">Wörtliche Rede</text:span> | <text:span text:style-name="T21">Anführungszeichen</text:span></text:p>
        </text:list-item>
        <text:list-item>
          <text:p text:style-name="P84">setURL("", "org.peter88213.curly_de-CH:H001") = Click this button please – Contextual help : Conventions</text:p>
        </text:list-item>
      </text:list>
      <text:p text:style-name="hlp_5f_head1">Konvertierung von Anführungszeichen für LibreOffice und OpenOffice</text:p>
      <text:p text:style-name="hlp_5f_head2"><text:bookmark text:name="konventionen"/>Konventionen</text:p>
      <text:p text:style-name="hlp_5f_head3"><text:bookmark text:name="definitionen"/>Definitionen</text:p>
      <text:list xml:id="list36444227" text:continue-list="list36457418" text:style-name="hlp_5f_list_5f_dot">
        <text:list-item>
          <text:p text:style-name="hlp_5f_list_5f_dot"><text:span text:style-name="hlp_5f_emph">Schreibmaschinenstil</text:span>: Der Text besteht aus den Zeichen der Schreibmaschinentastatur.</text:p>
        </text:list-item>
        <text:list-item>
          <text:p text:style-name="hlp_5f_list_5f_dot"><text:span text:style-name="hlp_5f_emph">Sprachenstil</text:span>: Der Text enthält typographische Zeichen nach länderspezifischen Interpunktionsregeln.</text:p>
        </text:list-item>
      </text:list>
      <text:p text:style-name="hlp_5f_head3"><text:bookmark text:name="apostrophe"/>Apostrophe</text:p>
      <text:list xml:id="list36449647" text:continue-numbering="true" text:style-name="hlp_5f_list_5f_dot">
        <text:list-item>
          <text:p text:style-name="hlp_5f_list_5f_dot">Um Verwechslungen mit einfachen Anführungszeichen zu vermeiden, ist es ratsam, führende oder nachlaufende Apostrophe bei der Eingabe durch ein Nummernzeichen (#) zu ersetzen.</text:p>
        </text:list-item>
        <text:list-item>
          <text:p text:style-name="hlp_5f_list_5f_dot">Nummernzeichen (#) werden bei der Konvertierung von Schreibmaschinenstil in einen Sprachenstil durch Apostrophe ersetzt.</text:p>
        </text:list-item>
        <text:list-item>
          <text:p text:style-name="hlp_5f_list_5f_dot">Bei der Konvertierung von einem Sprachenstil in den Schreibmaschinenstil werden Apostrophe eventuell automatisch durch Nummernzeichen (#) ersetzt.</text:p>
        </text:list-item>
      </text:list>
      <text:p text:style-name="hlp_5f_head3"><text:bookmark text:name="bindestriche"/>Bindestriche</text:p>
      <text:list xml:id="list36445743" text:continue-numbering="true" text:style-name="hlp_5f_list_5f_dot">
        <text:list-item>
          <text:p text:style-name="hlp_5f_list_5f_dot">Um Verwechslungen mit Trennstrichen zu vermeiden, wird empfohlen, Bindestriche bei der Eingabe durch doppelte Trennstriche (--) zu ersetzen.</text:p>
        </text:list-item>
        <text:list-item>
          <text:p text:style-name="hlp_5f_list_5f_dot">Doppelte Trennstriche (--) werden bei der Umwandlung von Schreibmaschinenstil in einen Sprachenstil durch Gedankenstriche ersetzt.</text:p>
        </text:list-item>
        <text:list-item>
          <text:p text:style-name="hlp_5f_list_5f_dot">Bei der Konvertierung von einem Sprachenstil in den Schreibmaschinenstil werden Bindestriche eventuell automatisch durch doppelte Trennstriche (--) ersetzt.</text:p>
        </text:list-item>
      </text:list>
      <text:p text:style-name="hlp_5f_head3"><text:bookmark text:name="dialogansicht"/>Dialogansicht</text:p>
      <text:list xml:id="list36459925" text:continue-numbering="true" text:style-name="hlp_5f_list_5f_dot">
        <text:list-item>
          <text:p text:style-name="hlp_5f_list_5f_dot">Dialogansicht ist nur in einem Sprachenstil möglich.</text:p>
        </text:list-item>
        <text:list-item>
          <text:p text:style-name="hlp_5f_list_5f_dot">Wenn Sie von der Dialogansicht zur Normalansicht zurückgehen, wird die Schriftfarbe des gesamten Dokuments auf Schwarz gesetzt.</text:p>
        </text:list-item>
      </text:list>
      <text:p text:style-name="hlp_5f_head3"><text:bookmark text:name="andere-sprachen"/>Andere Sprachen</text:p>
      <text:list xml:id="list36438821" text:continue-numbering="true" text:style-name="hlp_5f_list_5f_dot">
        <text:list-item>
          <text:p text:style-name="hlp_5f_list_5f_dot"><text:soft-page-break/>Sie können mehrere Sprachvarianten parallel installieren. Verwenden Sie das Austauschformat, um Anführungszeichen zwischen verschiedenen Sprachen zu konvertieren.</text:p>
        </text:list-item>
        <text:list-item>
          <text:p text:style-name="hlp_5f_list_5f_dot">Die Konvertierung des Austauschformats ist nur von einem Sprachenstil aus möglich.</text:p>
        </text:list-item>
      </text:list>
      <text:p text:style-name="hlp_5f_paragraph"/>
      <text:p text:style-name="hlp_5f_paragraph"/>
      <text:p text:style-name="hlp_5f_paragraph"/>
      <text:p text:style-name="hlp_5f_tree">node = “Curly quotes” extension help</text:p>
      <text:p text:style-name="hlp_5f_tree"><text:tab/>page = Page1 = Conventions</text:p>
      <text:p text:style-name="hlp_5f_tree">/nod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curly_de-CH</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4</text:page-number>/<text:page-count>54</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4" meta:paragraph-count="1309" meta:word-count="14078" meta:character-count="87528"/>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curly_de-CH", "3.2.2")

  setExtensionDescription("en, de, fr")
  setDisplayName("en", "curly (de-CH)")
  setDisplayName("de", "curly (de-CH)")
  setTooltip("en, de", "en") ' deprecated ! starting from 3.1,use instead setExtensionDescription
 
  setPublisherName("en", "Peter Triesberger", "https://github.com/peter88213")
  setLicense("en")

  beginUpdateInformation("direct", "direct") 
	setUpdateSource("https://raw.githubusercontent.com/peter88213/curly-de-CH/master/", "https://raw.githubusercontent.com/peter88213/curly-de-CH/master/")
  endUpdateInformation

 endDescription  


beginAnnexes 
  useLibrary("Basic", "curly_de-CH/")
endAnnexes


beginAddonUI

  beginOfficeHelp
	   beginTitles()
	  	setTitle("curly de-CH Help", "en")
    	setTitle("curly de-CH Hilfe", "de")
      endTitles
      setURL("Basic", "curly_de-CH", "help", "show_help")
  endOfficeHelp

  beginOfficeMenuBarMerging

    beginMergeInstruction("Writer")
      	setMergePoint(".uno:FormatMenu\.uno:PageDialog", "AddAfter", "AddLast") 

      	beginMergeItems
      
        	addSeparator
        	
		    beginMenu
		      beginTitles
			    setTitle("curly de-CH")
		      endTitles
		
		      beginMenuItems
		
				beginCommand
		            beginTitles("Writer")
		              setTitle("Format all to Swiss typographical style", "en")
		              setTitle("Formatiere alles nach schweizerischen Regeln", "de")
		            endTitles
		            setURL("Basic", "curly_de-CH", "QM_de_CH", "Main")
				endCommand
				
				beginCommand
		            beginTitles("Writer")
		              setTitle("Back to typewriter style", "en")
		              setTitle("Zurück zum Schreibmaschinenstil", "de")
		            endTitles
		            setURL("Basic", "curly_de-CH", "QM_de_CH", "TypewriterView")
				endCommand
		
		        addSeparator
		
				beginCommand
		            beginTitles("Writer")
		              setTitle("Convert quotes into exchange format", "en")
		              setTitle("Anführungszeichen in Austauschformat umwandeln", "de")
		            endTitles
		            setURL("Basic", "curly_de-CH", "QM_de_CH", "SubstituteQuotes")
				endCommand
		
		        addSeparator
		        
				beginCommand
		            beginTitles("Writer")
		              setTitle("Gedankenstriche und Ellipsen gegen Trennung schützen", "de")
		              setTitle("Protect dashes and ellipses against hyphenation", "en")
		            endTitles
		            setURL("Basic", "curly_de-CH", "QM_de_CH", "ProtectQM")
				endCommand
		
				beginCommand
		            beginTitles("Writer")
		              setTitle("Trennschutz für Gedankenstriche und Ellipsen aufheben", "de")
		              setTitle("Unprotect dashes and ellipses against hyphenation", "en")
		            endTitles
		            setURL("Basic", "curly_de-CH", "QM_de_CH", "UnprotectQM")
				endCommand
		
		        addSeparator
		
				beginCommand
				    beginTitles("Writer")
		              setTitle("Number sign to apostrophe (# → ’)", "en")
		              setTitle("Raute zu Apostroph (# → ’)", "de")
		            endTitles
		            setURL("Basic", "curly_de-CH", "Common", "Apostrophe")
					setImage("icons/Apostrophe")
				endCommand
		
				beginCommand
		            beginTitles("Writer")
		              setTitle("Three periods to ellipsis (... → …)", "en")
		             setTitle("Drei Punkte zu Ellipse (... → …)", "de")
		             endTitles
		            setURL("Basic", "curly_de-CH", "Common", "Ellipsis")
					setImage("icons/Ellipsis")
				endCommand
				
				beginCommand
		            beginTitles("Writer")
		              setTitle("Two hyphens to en-dash (-- → –)", "en")
		              setTitle("Zwei Trennstriche zu Gedankenstrich (-- → –)", "de")
		            endTitles
		            setURL("Basic", "curly_de-CH", "Common", "En_dash")
				endCommand
				
				beginCommand
		            beginTitles("Writer")
		              setTitle("En-dash to two hyphens (– → --)", "en")
		              setTitle("Gedankenstrich zu zwei Trennstrichen (– → --)", "de")
		            endTitles
		            setURL("Basic", "curly_de-CH", "Revert", "Dash")
				endCommand
				
		        addSeparator
		
				beginCommand
		            beginTitles("Writer")
		              setTitle("German style quotation marks to guillemets („, ‘“ → «‹ ›»)", "en")
		              setTitle("Gänsefüsschen zu Guillemets („, ‘“ → «‹ ›»)", "de")
		            endTitles
		            setURL("Basic", "curly_de-CH", "QM_de_CH", "NormalQuotes")
				endCommand
				
				beginCommand
		            beginTitles("Writer")
		              setTitle("Guillemets to German style quotation marks («‹ ›» → „, ‘“)", "en")
		              setTitle("Guillemets zu Gänsefüsschen («‹ ›» → „, ‘“)", "de")
		            endTitles
		            setURL("Basic", "curly_de-CH", "QM_de_CH", "AlternativeQuotes")
				endCommand
		
		        addSeparator
		        
				beginCommand
		            beginTitles("Writer")
		              setTitle("Show direct speech (works with swiss style quotation marks)", "en")
		              setTitle("Zeige wörtliche Rede (funktioniert mit schweizerischen Anführungszeichen)", "de")
		            endTitles
		            setURL("Basic", "curly_de-CH", "QM_de_CH", "ShowDirectSpeech")
				endCommand
		
				beginCommand
		            beginTitles("Writer")
		              setTitle("Back to standard view", "en")
		              setTitle("Zurück zur Normalansicht", "de")
		            endTitles
		            setURL("Basic", "curly_de-CH", "QM_de_CH", "StandardView")
				endCommand    
		
	        	addSeparator
	
				beginCommand
		            beginTitles("Writer")
				 	    setTitle("Help", "en")
				        setTitle("Hilfe", "de")
		            endTitles
		            setURL("Basic", "curly_de-CH", "help", "show_help")
				endCommand
				
		      endMenuItems
		    endMenu
		
    	endMergeItems

  	endMergeInstruction

  endOfficeMenuBarMerging
  

  beginOfficeToolbar

    beginTbTitles("Writer")
      setTitle("curly de-CH")
    endTbTitles

		beginButton()
            beginTitles("Writer")
              setTitle("Convert ellipses and apostrophes", "en")
              setTitle("Konvertiere Ellipsen und Apostrophe", "de")
            endTitles
            setURL("Basic", "curly_de-CH", "Common", "Main")
			setImage("icons/Work")
		endButton

		beginButton()
            beginTitles("Writer")
              setTitle("en-dash to two hyphens (– → --)", "en")
              setTitle("Gedankenstrich zu zwei Trennstrichen (– → --)", "de")
            endTitles
            setURL("Basic", "curly_de-CH", "Revert", "Dash")
			setImage("icons/DoubleHyphen")
		endButton    

		beginButton()
            beginTitles("Writer")
              setTitle("two hyphens to en-dash (-- → –)", "en")
              setTitle("zwei Trennstriche zu Gedankenstrich (-- → –)", "de")
            endTitles
            setURL("Basic", "curly_de-CH", "Common", "En_dash")
			setImage("icons/EnDash")
		endButton    

        addSeparator

		beginButton()
            beginTitles("Writer")
              setTitle("Show direct speech (works with swiss style quotation marks)", "en")
              setTitle("Zeige wörtliche Rede (funktioniert mit schweizerischen Anführungszeichen)", "de")
            endTitles
            setURL("Basic", "curly_de-CH", "QM_de_CH", "ShowDirectSpeech")
			setImage("icons/DirectSpeech")
		endButton

		beginButton()
            beginTitles("Writer")
              setTitle("Back to standard view", "en")
              setTitle("Zurück zur Normalansicht", "de")
            endTitles
            setURL("Basic", "curly_de-CH", "QM_de_CH", "StandardView")
			setImage("icons/StandardView")
		endButton    

  endOfficeToolbar
  


  beginAddonMenu
	
    beginMenu
      beginTitles
	    setTitle("curly de-CH")
      endTitles

      beginMenuItems

		beginCommand
            beginTitles("Writer")
              setTitle("Format all to Swiss typographical style", "en")
              setTitle("Formatiere alles nach schweizerischen Regeln", "de")
            endTitles
            setURL("Basic", "curly_de-CH", "QM_de_CH", "Main")
		endCommand
		
		beginCommand
            beginTitles("Writer")
              setTitle("Back to typewriter style", "en")
              setTitle("Zurück zum Schreibmaschinenstil", "de")
            endTitles
            setURL("Basic", "curly_de-CH", "QM_de_CH", "TypewriterView")
		endCommand

        addSeparator

		beginCommand
            beginTitles("Writer")
              setTitle("Convert quotes into exchange format", "en")
              setTitle("Anführungszeichen in Austauschformat umwandeln", "de")
            endTitles
            setURL("Basic", "curly_de-CH", "QM_de_CH", "SubstituteQuotes")
		endCommand

        addSeparator
        
		beginCommand
            beginTitles("Writer")
              setTitle("Gedankenstriche und Ellipsen gegen Trennung schützen", "de")
              setTitle("Protect dashes and ellipses against hyphenation", "en")
            endTitles
            setURL("Basic", "curly_de-CH", "QM_de_CH", "ProtectQM")
		endCommand

		beginCommand
            beginTitles("Writer")
              setTitle("Trennschutz für Gedankenstriche und Ellipsen aufheben", "de")
              setTitle("Unprotect dashes and ellipses against hyphenation", "en")
            endTitles
            setURL("Basic", "curly_de-CH", "QM_de_CH", "UnprotectQM")
		endCommand

        addSeparator

		beginCommand
		    beginTitles("Writer")
              setTitle("Number sign to apostrophe (# → ’)", "en")
              setTitle("Raute zu Apostroph (# → ’)", "de")
            endTitles
            setURL("Basic", "curly_de-CH", "Common", "Apostrophe")
			setImage("icons/Apostrophe")
		endCommand

		beginCommand
            beginTitles("Writer")
              setTitle("Three periods to ellipsis (... → …)", "en")
             setTitle("Drei Punkte zu Ellipse (... → …)", "de")
             endTitles
            setURL("Basic", "curly_de-CH", "Common", "Ellipsis")
			setImage("icons/Ellipsis")
		endCommand
		
		beginCommand
            beginTitles("Writer")
              setTitle("Two hyphens to en-dash (-- → –)", "en")
              setTitle("Zwei Trennstriche zu Gedankenstrich (-- → –)", "de")
            endTitles
            setURL("Basic", "curly_de-CH", "Common", "En_dash")
		endCommand
		
		beginCommand
            beginTitles("Writer")
              setTitle("En-dash to two hyphens (– → --)", "en")
              setTitle("Gedankenstrich zu zwei Trennstrichen (– → --)", "de")
            endTitles
            setURL("Basic", "curly_de-CH", "Revert", "Dash")
		endCommand
		
        addSeparator

		beginCommand
            beginTitles("Writer")
              setTitle("German style quotation marks to guillemets („, ‘“ → «‹ ›»)", "en")
              setTitle("Gänsefüsschen zu Guillemets („, ‘“ → «‹ ›»)", "de")
            endTitles
            setURL("Basic", "curly_de-CH", "QM_de_CH", "NormalQuotes")
		endCommand
		
		beginCommand
            beginTitles("Writer")
              setTitle("Guillemets to German style quotation marks («‹ ›» → „, ‘“)", "en")
              setTitle("Guillemets zu Gänsefüsschen («‹ ›» → „, ‘“)", "de")
            endTitles
            setURL("Basic", "curly_de-CH", "QM_de_CH", "AlternativeQuotes")
		endCommand

        addSeparator
        
		beginCommand
            beginTitles("Writer")
              setTitle("Show direct speech (works with swiss style quotation marks)", "en")
              setTitle("Zeige wörtliche Rede (funktioniert mit schweizerischen Anführungszeichen)", "de")
           endTitles
            setURL("Basic", "curly_de-CH", "QM_de_CH", "ShowDirectSpeech")
		endCommand

		beginCommand
            beginTitles("Writer")
              setTitle("Back to standard view", "en")
              setTitle("Zurück zur Normalansicht", "de")
            endTitles
            setURL("Basic", "curly_de-CH", "QM_de_CH", "StandardView")
		endCommand    

       	addSeparator

		beginCommand
            beginTitles("Writer")
		 	    setTitle("Help", "en")
		        setTitle("Hilfe", "de")
            endTitles
            setURL("Basic", "curly_de-CH", "help", "show_help")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